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1" office:value-type="string">
            <text:p>0xBE6BBE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69EB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0BE695F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BE73FE</text:p>
          </table:table-cell>
          <table:table-cell table:style-name="ce42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719F</text:p>
          </table:table-cell>
          <table:table-cell table:style-name="ce42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722B</text:p>
          </table:table-cell>
          <table:table-cell table:style-name="ce42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1" office:value-type="string">
            <text:p>byte</text:p>
          </table:table-cell>
          <table:table-cell table:style-name="ce43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2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2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2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2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2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10010800</text:p>
          </table:table-cell>
          <table:table-cell table:style-name="ce42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2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2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2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2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2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2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2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2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2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2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2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2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2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2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2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2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2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2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2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2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2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2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2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4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7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7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6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6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6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1"/>
          <table:table-cell table:style-name="ce11" table:number-columns-repeated="1023"/>
        </table:table-row>
        <table:table-row table:style-name="ro3">
          <table:table-cell table:style-name="ce12" table:number-columns-repeated="2"/>
          <table:table-cell table:style-name="ce2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15"/>
          <table:table-cell table:style-name="ce15" office:value-type="string">
            <text:p>[ptr]</text:p>
          </table:table-cell>
          <table:table-cell table:style-name="ce15"/>
          <table:table-cell table:style-name="ce10"/>
          <table:table-cell table:number-columns-repeated="1020"/>
        </table:table-row>
        <table:table-row table:style-name="ro3">
          <table:table-cell table:style-name="ce15" office:value-type="string">
            <text:p>Charpointers</text:p>
          </table:table-cell>
          <table:table-cell table:style-name="ce15" table:number-columns-repeated="2"/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5" office:value-type="string">
            <text:p>Pointer</text:p>
          </table:table-cell>
          <table:table-cell table:style-name="ce15" office:value-type="string">
            <text:p>Pointer to chardata1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/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10"/>
          <table:table-cell table:style-name="ce15"/>
          <table:table-cell table:style-name="ce10"/>
          <table:table-cell table:number-columns-repeated="1020"/>
        </table:table-row>
        <table:table-row table:style-name="ro3" table:number-rows-repeated="2">
          <table:table-cell table:style-name="ce12" table:number-columns-repeated="2"/>
          <table:table-cell table:style-name="ce2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2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2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3"/>
          <table:table-cell table:style-name="ce38"/>
          <table:table-cell table:style-name="ce45"/>
          <table:table-cell table:style-name="ce38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0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9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8</text:p>
          </table:table-cell>
          <table:table-cell table:style-name="ce19" office:value-type="string">
            <text:p>Number of (other)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9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9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9"/>
          <table:table-cell table:style-name="ce35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string">
            <text:p>+0x0054</text:p>
          </table:table-cell>
          <table:table-cell table:style-name="ce35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C0</text:p>
          </table:table-cell>
          <table:table-cell table:style-name="ce35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9"/>
          <table:table-cell table:style-name="ce39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C8</text:p>
          </table:table-cell>
          <table:table-cell table:style-name="ce35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D0</text:p>
          </table:table-cell>
          <table:table-cell table:style-name="ce35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D4</text:p>
          </table:table-cell>
          <table:table-cell table:style-name="ce35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D8</text:p>
          </table:table-cell>
          <table:table-cell table:style-name="ce35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E4</text:p>
          </table:table-cell>
          <table:table-cell table:style-name="ce35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39"/>
          <table:table-cell table:style-name="ce35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2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7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0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1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1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1" office:value-type="string">
            <text:p>0x13A466C</text:p>
          </table:table-cell>
          <table:table-cell table:style-name="ce42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1" office:value-type="string">
            <text:p>0x13A882C</text:p>
          </table:table-cell>
          <table:table-cell table:style-name="ce42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2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2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3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3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3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3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2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2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2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 table:number-rows-repeated="10471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2017-08-30</text:date>, <text:time>20:0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8-30T20:02:28.65</dc:date>
    <meta:editing-duration>P15DT20H29M49S</meta:editing-duration>
    <meta:editing-cycles>578</meta:editing-cycles>
    <meta:generator>OpenOffice/4.1.3$Win32 OpenOffice.org_project/413m1$Build-9783</meta:generator>
    <dc:creator>LH </dc:creator>
    <meta:document-statistic meta:table-count="12" meta:cell-count="4340" meta:object-count="0"/>
  </office:meta>
</office:document-meta>
</file>